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officeooo:rsid="0009c3ad" officeooo:paragraph-rsid="0009c3ad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09c3ad" officeooo:paragraph-rsid="0009c3ad"/>
    </style:style>
    <style:style style:name="P3" style:family="paragraph">
      <loext:graphic-properties draw:fill-color="#ccff00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font-size="12pt"/>
    </style:style>
    <style:style style:name="gr1" style:family="graphic">
      <style:graphic-properties draw:fill-color="#ccff00" draw:textarea-horizontal-align="justify" draw:textarea-vertical-align="middle" draw:auto-grow-height="false" fo:min-height="0.827cm" fo:min-width="0.8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988cm" fo:min-width="2.6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988cm" fo:min-width="3.5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988cm" fo:min-width="3.8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4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2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Актеры:</text:p>
      <text:p text:style-name="P2">А1 — Клиент.</text:p>
      <text:p text:style-name="P2">А2 — Администратор.</text:p>
      <text:p text:style-name="P2">2. Преценденты:</text:p>
      <text:p text:style-name="P2">Для Клиента:</text:p>
      <text:p text:style-name="P2">П1 — Записаться на фитнес.</text:p>
      <text:p text:style-name="P2">П2 — Купить абонимент.</text:p>
      <text:p text:style-name="P2">П3 — Купить клубную карту.</text:p>
      <text:p text:style-name="P2">П4 — Заказать услугу.</text:p>
      <text:p text:style-name="P2">П5 — Получить услугу.</text:p>
      <text:p text:style-name="P2">П6 — Записатся на тренировки.</text:p>
      <text:p text:style-name="P2">П7 — Оплатить услугу.</text:p>
      <text:p text:style-name="P2">П8 — Оплатить тренировки.</text:p>
      <text:p text:style-name="P2">П9 — Оплатить фитнес.</text:p>
      <text:p text:style-name="P2">Для Администратора:</text:p>
      <text:p text:style-name="P2">П9 — Записать клиента на фитнес.</text:p>
      <text:p text:style-name="P2">П10 — Оформить Абонимент Клиенту.</text:p>
      <text:p text:style-name="P2">П11 — Оформить клубную карту Клиенту.</text:p>
      <text:p text:style-name="P2">П12 — Оформить Заказ Услуги.</text:p>
      <text:p text:style-name="P2">П13 — Получить оплату за услугу.</text:p>
      <text:p text:style-name="P2">П14 — Получить оплату за тренировку.</text:p>
      <text:p text:style-name="P2"><draw:custom-shape text:anchor-type="paragraph" draw:z-index="0" draw:name="Фигура1" draw:style-name="gr1" draw:text-style-name="P3" svg:width="1.17cm" svg:height="1.17cm" svg:x="0.048cm" svg:y="6.2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frame text:anchor-type="paragraph" draw:z-index="1" draw:name="Фигура2" draw:style-name="gr2" draw:text-style-name="P4" svg:width="1.56cm" svg:height="0.865cm" svg:x="-1.039cm" svg:y="5.673cm"><draw:text-box><text:p>Клиент</text:p></draw:text-box></draw:frame><draw:custom-shape text:anchor-type="paragraph" draw:z-index="2" draw:name="Фигура3" draw:style-name="gr3" svg:width="3.705cm" svg:height="1.394cm" svg:x="3.14cm" svg:y="1.1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Фигура3" draw:style-name="gr3" svg:width="3.705cm" svg:height="1.394cm" svg:x="3.196cm" svg:y="2.7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Фигура3" draw:style-name="gr3" svg:width="3.705cm" svg:height="1.394cm" svg:x="3.251cm" svg:y="4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Фигура3" draw:style-name="gr3" svg:width="3.705cm" svg:height="1.394cm" svg:x="3.307cm" svg:y="5.9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Фигура3" draw:style-name="gr3" svg:width="3.705cm" svg:height="1.394cm" svg:x="2.722cm" svg:y="7.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Фигура3" draw:style-name="gr3" svg:width="3.705cm" svg:height="1.394cm" svg:x="2.778cm" svg:y="9.2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Фигура3" draw:style-name="gr3" svg:width="3.705cm" svg:height="1.394cm" svg:x="2.833cm" svg:y="10.8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Фигура3" draw:style-name="gr3" svg:width="3.705cm" svg:height="1.394cm" svg:x="2.889cm" svg:y="12.5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Фигура1" draw:style-name="gr1" draw:text-style-name="P3" svg:width="1.17cm" svg:height="1.17cm" svg:x="15.561cm" svg:y="6.117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frame text:anchor-type="paragraph" draw:z-index="11" draw:name="Фигура2" draw:style-name="gr4" draw:text-style-name="P4" svg:width="2.897cm" svg:height="0.976cm" svg:x="16.062cm" svg:y="5.505cm"><draw:text-box><text:p>Администратор</text:p></draw:text-box></draw:frame><draw:custom-shape text:anchor-type="paragraph" draw:z-index="12" draw:name="Фигура3" draw:style-name="gr5" svg:width="5.068cm" svg:height="1.394cm" svg:x="9.185cm" svg:y="2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Фигура3" draw:style-name="gr6" svg:width="5.43cm" svg:height="1.394cm" svg:x="9.239cm" svg:y="4.0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Фигура3" draw:style-name="gr3" svg:width="3.705cm" svg:height="1.394cm" svg:x="9.296cm" svg:y="5.7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Фигура3" draw:style-name="gr3" svg:width="3.705cm" svg:height="1.394cm" svg:x="8.71cm" svg:y="7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Фигура3" draw:style-name="gr3" svg:width="3.705cm" svg:height="1.394cm" svg:x="8.767cm" svg:y="9.0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Фигура3" draw:style-name="gr3" svg:width="3.705cm" svg:height="1.394cm" svg:x="8.821cm" svg:y="10.6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8" draw:name="Фигура4" draw:style-name="gr7" draw:text-style-name="P4" svg:width="2.424cm" svg:height="0.976cm" svg:x="3.752cm" svg:y="1.275cm"><draw:text-box><text:p>Записаться на фитнес</text:p></draw:text-box></draw:frame><draw:frame text:anchor-type="paragraph" draw:z-index="19" draw:name="Фигура4" draw:style-name="gr7" draw:text-style-name="P4" svg:width="2.424cm" svg:height="0.976cm" svg:x="3.806cm" svg:y="2.974cm"><draw:text-box><text:p>Купить абонимент</text:p></draw:text-box></draw:frame><draw:frame text:anchor-type="paragraph" draw:z-index="20" draw:name="Фигура4" draw:style-name="gr8" draw:text-style-name="P4" svg:width="2.927cm" svg:height="1.463cm" svg:x="3.75cm" svg:y="4.479cm"><draw:text-box><text:p>Купить клубную карту</text:p></draw:text-box></draw:frame><draw:frame text:anchor-type="paragraph" draw:z-index="21" draw:name="Фигура4" draw:style-name="gr9" draw:text-style-name="P5" svg:width="2.927cm" svg:height="0.489cm" svg:x="3.694cm" svg:y="6.188cm"><draw:text-box><text:p><text:span text:style-name="T1">Заказать услугу</text:span></text:p></draw:text-box></draw:frame><draw:frame text:anchor-type="paragraph" draw:z-index="22" draw:name="Фигура4" draw:style-name="gr4" draw:text-style-name="P5" svg:width="3.319cm" svg:height="0.976cm" svg:x="3.108cm" svg:y="7.969cm"><draw:text-box><text:p><text:span text:style-name="T1">Получить услугу</text:span></text:p></draw:text-box></draw:frame><draw:frame text:anchor-type="paragraph" draw:z-index="23" draw:name="Фигура4" draw:style-name="gr4" draw:text-style-name="P5" svg:width="3.319cm" svg:height="0.976cm" svg:x="2.94cm" svg:y="9.71cm"><draw:text-box><text:p><text:span text:style-name="T1">Оплатить услугу</text:span></text:p></draw:text-box></draw:frame><draw:custom-shape text:anchor-type="paragraph" draw:z-index="24" draw:name="Фигура3" draw:style-name="gr3" svg:width="3.705cm" svg:height="1.394cm" svg:x="1.189cm" svg:y="13.9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5" draw:name="Фигура4" draw:style-name="gr10" draw:text-style-name="P5" svg:width="4.569cm" svg:height="1.281cm" svg:x="3.362cm" svg:y="11.243cm"><draw:text-box><text:p><text:span text:style-name="T1">Записаться на тренировки</text:span></text:p></draw:text-box></draw:frame><draw:frame text:anchor-type="paragraph" draw:z-index="26" draw:name="Фигура4" draw:style-name="gr10" draw:text-style-name="P5" svg:width="2.73cm" svg:height="1.281cm" svg:x="3.501cm" svg:y="12.637cm"><draw:text-box><text:p><text:span text:style-name="T1">Оплатить тренировки</text:span></text:p></draw:text-box></draw:frame><draw:frame text:anchor-type="paragraph" draw:z-index="27" draw:name="Фигура4" draw:style-name="gr10" draw:text-style-name="P5" svg:width="2.73cm" svg:height="1.281cm" svg:x="1.942cm" svg:y="14.03cm"><draw:text-box><text:p><text:span text:style-name="T1">Оплатить фитнес</text:span></text:p></draw:text-box></draw:frame><draw:frame text:anchor-type="paragraph" draw:z-index="28" draw:name="Фигура4" draw:style-name="gr8" draw:text-style-name="P4" svg:width="3.454cm" svg:height="1.463cm" svg:x="9.742cm" svg:y="2.623cm"><draw:text-box><text:p>Записать клиента на фитнес</text:p></draw:text-box></draw:frame><draw:frame text:anchor-type="paragraph" draw:z-index="29" draw:name="Фигура4" draw:style-name="gr8" draw:text-style-name="P4" svg:width="4.065cm" svg:height="1.463cm" svg:x="9.546cm" svg:y="4.265cm"><draw:text-box><text:p>Оформить абонимент клиенту</text:p></draw:text-box></draw:frame><draw:frame text:anchor-type="paragraph" draw:z-index="30" draw:name="Фигура4" draw:style-name="gr8" draw:text-style-name="P4" svg:width="4.065cm" svg:height="1.463cm" svg:x="9.409cm" svg:y="5.937cm"><draw:text-box><text:p>Оформить клубную карту клиенту</text:p></draw:text-box></draw:frame><draw:frame text:anchor-type="paragraph" draw:z-index="31" draw:name="Фигура4" draw:style-name="gr8" draw:text-style-name="P4" svg:width="4.065cm" svg:height="1.463cm" svg:x="8.71cm" svg:y="7.579cm"><draw:text-box><text:p>Оформить заказ услуги</text:p></draw:text-box></draw:frame><draw:frame text:anchor-type="paragraph" draw:z-index="32" draw:name="Фигура4" draw:style-name="gr8" draw:text-style-name="P4" svg:width="4.065cm" svg:height="1.463cm" svg:x="8.934cm" svg:y="9.169cm"><draw:text-box><text:p>Получить оплату за услугу</text:p></draw:text-box></draw:frame><draw:frame text:anchor-type="paragraph" draw:z-index="33" draw:name="Фигура4" draw:style-name="gr8" draw:text-style-name="P4" svg:width="4.065cm" svg:height="1.463cm" svg:x="8.991cm" svg:y="10.839cm"><draw:text-box><text:p>Получить оплату за тренировку</text:p></draw:text-box></draw:frame><draw:line text:anchor-type="paragraph" draw:z-index="34" draw:name="Фигура5" draw:style-name="gr11" draw:text-style-name="P6" svg:x1="0.884cm" svg:y1="6.23cm" svg:x2="3.14cm" svg:y2="1.99cm"><text:p/></draw:line><draw:line text:anchor-type="paragraph" draw:z-index="35" draw:name="Фигура6" draw:style-name="gr11" draw:text-style-name="P6" svg:x1="1.217cm" svg:y1="6.502cm" svg:x2="3.196cm" svg:y2="3.551cm"><text:p/></draw:line><draw:line text:anchor-type="paragraph" draw:z-index="36" draw:name="Фигура7" draw:style-name="gr11" draw:text-style-name="P6" svg:x1="1.217cm" svg:y1="6.92cm" svg:x2="3.417cm" svg:y2="5.193cm"><text:p/></draw:line><draw:line text:anchor-type="paragraph" draw:z-index="37" draw:name="Фигура8" draw:style-name="gr11" draw:text-style-name="P6" svg:x1="1.217cm" svg:y1="7.198cm" svg:x2="3.417cm" svg:y2="6.558cm"><text:p/></draw:line><draw:line text:anchor-type="paragraph" draw:z-index="38" draw:name="Фигура9" draw:style-name="gr11" draw:text-style-name="P6" svg:x1="0.967cm" svg:y1="7.17cm" svg:x2="2.861cm" svg:y2="8.089cm"><text:p/></draw:line><draw:line text:anchor-type="paragraph" draw:z-index="39" draw:name="Фигура10" draw:style-name="gr11" draw:text-style-name="P6" svg:x1="0.716cm" svg:y1="7.255cm" svg:x2="2.778cm" svg:y2="9.844cm"><text:p/></draw:line><draw:line text:anchor-type="paragraph" draw:z-index="40" draw:name="Фигура11" draw:style-name="gr11" draw:text-style-name="P6" svg:x1="0.716cm" svg:y1="7.4cm" svg:x2="2.833cm" svg:y2="11.46cm"><text:p/></draw:line><draw:line text:anchor-type="paragraph" draw:z-index="41" draw:name="Фигура12" draw:style-name="gr11" draw:text-style-name="P6" svg:x1="0.494cm" svg:y1="7.4cm" svg:x2="2.889cm" svg:y2="13.076cm"><text:p/></draw:line><draw:line text:anchor-type="paragraph" draw:z-index="42" draw:name="Фигура13" draw:style-name="gr11" draw:text-style-name="P6" svg:x1="0.242cm" svg:y1="7.4cm" svg:x2="1.607cm" svg:y2="14.163cm"><text:p/></draw:line><draw:line text:anchor-type="paragraph" draw:z-index="43" draw:name="Фигура14" draw:style-name="gr11" draw:text-style-name="P6" svg:x1="14.139cm" svg:y1="3.27cm" svg:x2="16.062cm" svg:y2="6.117cm"><text:p/></draw:line><draw:line text:anchor-type="paragraph" draw:z-index="44" draw:name="Фигура15" draw:style-name="gr11" draw:text-style-name="P6" svg:x1="14.669cm" svg:y1="4.914cm" svg:x2="15.727cm" svg:y2="6.279cm"><text:p/></draw:line><draw:line text:anchor-type="paragraph" draw:z-index="45" draw:name="Фигура16" draw:style-name="gr11" draw:text-style-name="P6" svg:x1="12.831cm" svg:y1="6.669cm" svg:x2="15.562cm" svg:y2="6.641cm"><text:p/></draw:line><draw:line text:anchor-type="paragraph" draw:z-index="46" draw:name="Фигура17" draw:style-name="gr11" draw:text-style-name="P6" svg:x1="12.414cm" svg:y1="8.033cm" svg:x2="15.561cm" svg:y2="6.892cm"><text:p/></draw:line><draw:line text:anchor-type="paragraph" draw:z-index="47" draw:name="Фигура18" draw:style-name="gr11" draw:text-style-name="P6" svg:x1="12.471cm" svg:y1="9.816cm" svg:x2="15.784cm" svg:y2="7.059cm"><text:p/></draw:line><draw:line text:anchor-type="paragraph" draw:z-index="48" draw:name="Фигура19" draw:style-name="gr11" draw:text-style-name="P6" svg:x1="12.525cm" svg:y1="11.347cm" svg:x2="15.979cm" svg:y2="7.287cm"><text:p/></draw:line>3. Диаграмма прецендент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4:18:40.162000000</meta:creation-date>
    <dc:date>2016-12-01T14:33:54.498000000</dc:date>
    <meta:editing-duration>PT4M53S</meta:editing-duration>
    <meta:editing-cycles>1</meta:editing-cycles>
    <meta:document-statistic meta:table-count="0" meta:image-count="0" meta:object-count="0" meta:page-count="1" meta:paragraph-count="22" meta:word-count="73" meta:character-count="522" meta:non-whitespace-character-count="454"/>
    <meta:generator>LibreOffice/5.2.3.3$Windows_X86_64 LibreOffice_project/d54a8868f08a7b39642414cf2c8ef2f228f780cf</meta:generator>
  </office:meta>
</office:document-meta>
</file>